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line-height="123%" fo:orphans="2" fo:widows="2" fo:text-indent="0in" style:auto-text-indent="false" fo:padding="0in" fo:border="none"/>
      <style:text-properties fo:font-variant="normal" fo:text-transform="none" fo:color="#000000" loext:opacity="100%" style:font-name="Arial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atelliteRF: Accelerating 3D Reconstruction in Multi-View Satellite Images with Efficient Neural Radiance Fields</text:h>
      <text:p text:style-name="Text_20_body"><text:line-break/> image de 428×428 pixels (~183k rayons), 183k × (64 + 64) = 23 millions de points par image rendue.</text:p>
      <text:p text:style-name="Text_20_body"><text:span text:style-name="Strong_20_Emphasis">acksonville, Floride (JAX)</text:span> : données multi-vues WorldView-3 (26 images par scène, plusieurs orbites, entre 2014–2016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0:51:58.242547569</meta:creation-date>
    <dc:date>2025-07-01T01:01:50.782412699</dc:date>
    <meta:editing-duration>PT9M53S</meta:editing-duration>
    <meta:editing-cycles>1</meta:editing-cycles>
    <meta:document-statistic meta:table-count="0" meta:image-count="0" meta:object-count="0" meta:page-count="1" meta:paragraph-count="3" meta:word-count="48" meta:character-count="329" meta:non-whitespace-character-count="283"/>
    <meta:generator>LibreOffice/7.3.7.2$Linux_X86_64 LibreOffice_project/30$Build-2</meta:generator>
  </office:meta>
</office:document-meta>
</file>